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officeooo:rsid="00245123" officeooo:paragraph-rsid="00245123"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6">
      <style:text-properties officeooo:paragraph-rsid="00211235"/>
    </style:style>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19">
      <style:text-properties officeooo:paragraph-rsid="003397b9"/>
    </style:style>
    <style:style style:name="T1" style:family="text">
      <style:text-properties officeooo:rsid="001f91be"/>
    </style:style>
    <style:style style:name="T2" style:family="text">
      <style:text-properties fo:font-weight="bold" style:font-weight-asian="bold" style:font-weight-complex="bold"/>
    </style:style>
    <style:style style:name="T3" style:family="text">
      <style:text-properties officeooo:rsid="002234f3"/>
    </style:style>
    <style:style style:name="T4" style:family="text">
      <style:text-properties officeooo:rsid="00245123"/>
    </style:style>
    <style:style style:name="T5" style:family="text">
      <style:text-properties officeooo:rsid="00323f2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Linux Device Model</text:span></text:h>
      <text:p text:style-name="Text_20_body">The <text:span text:style-name="Strong_20_Emphasis">Linux device model</text:span> is a framework that abstracts and manages devices in the kernel. It provides a unified way to register, bind, and manage devices and drivers, regardless of how the hardware is connected.</text:p>
      <text:h text:style-name="Heading_20_3" text:outline-level="3">✅ <text:span text:style-name="Strong_20_Emphasis">Key Elements</text:span></text:h>
      <text:list xml:id="list997857064" text:style-name="L1">
        <text:list-item>
          <text:p text:style-name="P2"><text:span text:style-name="Strong_20_Emphasis">Device (struct device)</text:span><text:line-break/>Represents a hardware component or peripheral in the system.</text:p>
        </text:list-item>
        <text:list-item>
          <text:p text:style-name="P2"><text:span text:style-name="Strong_20_Emphasis">Driver (struct device_driver or platform_driver)</text:span><text:line-break/>Contains logic to control a device and register with the kernel.</text:p>
        </text:list-item>
        <text:list-item>
          <text:p text:style-name="P2"><text:span text:style-name="Strong_20_Emphasis">Bus (struct bus_type)</text:span><text:line-break/>Provides mechanisms for matching devices to drivers.</text:p>
        </text:list-item>
        <text:list-item>
          <text:p text:style-name="P2"><text:span text:style-name="Strong_20_Emphasis">Classes (struct class)</text:span><text:line-break/>Group similar devices together and allow for user-friendly interfaces like <text:span text:style-name="Source_20_Text">/sys/class/</text:span>.</text:p>
        </text:list-item>
      </text:list>
      <text:h text:style-name="Heading_20_3" text:outline-level="3">✅ <text:span text:style-name="Strong_20_Emphasis">How It Works</text:span></text:h>
      <text:list xml:id="list968607241" text:style-name="L2">
        <text:list-item>
          <text:p text:style-name="P3">Devices and drivers are matched via the bus.</text:p>
        </text:list-item>
        <text:list-item>
          <text:p text:style-name="P3">The device tree or other descriptions help create the device structure.</text:p>
        </text:list-item>
        <text:list-item>
          <text:p text:style-name="P3">The kernel manages relationships between devices, buses, and drivers.</text:p>
        </text:list-item>
      </text:list>
      <text:p text:style-name="Text_20_body"><text:span text:style-name="Strong_20_Emphasis">platform device</text:span> is a representation of hardware that is directly connected to the processor or system, without the need for dynamic enumeration like PCI or USB devices.</text:p>
      <text:p text:style-name="Text_20_body">In the Linux kernel, it is represented by the <text:span text:style-name="Source_20_Text">struct platform_device</text:span>, which is part of the <text:span text:style-name="Strong_20_Emphasis">device model</text:span>.</text:p>
      <text:p text:style-name="Horizontal_20_Line"/>
      <text:h text:style-name="Heading_20_2" text:outline-level="2">✅ <text:span text:style-name="Strong_20_Emphasis"><text:span text:style-name="Source_20_Text">struct platform_device</text:span></text:span><text:span text:style-name="Strong_20_Emphasis"> – Overview</text:span></text:h>
      <text:p text:style-name="Text_20_body">This structure holds information about the hardware device and helps the kernel manage it.</text:p>
      <text:h text:style-name="Heading_20_3" text:outline-level="3">✅ <text:span text:style-name="Strong_20_Emphasis">Key Fields in </text:span><text:span text:style-name="Strong_20_Emphasis"><text:span text:style-name="Source_20_Text">struct platform_device</text:span></text:span></text:h>
      <text:p text:style-name="Standard">struct platform_device {</text:p>
      <text:p text:style-name="Standard"><text:s text:c="4"/>const char <text:s text:c="9"/>*name; <text:s text:c="7"/>// Name of the device, used for matching with driver</text:p>
      <text:p text:style-name="Standard"><text:s text:c="4"/>int <text:s text:c="16"/>id; <text:s text:c="10"/>// Instance identifier if multiple devices of the same type exist</text:p>
      <text:p text:style-name="Standard"><text:s text:c="4"/>struct device <text:s text:c="6"/>dev; <text:s text:c="9"/>// Embedded device structure for device model integration</text:p>
      <text:p text:style-name="Standard"><text:s text:c="4"/>u32 <text:s text:c="16"/>num_resources; // Number of resources (memory, IRQs, etc.)</text:p>
      <text:p text:style-name="Standard"><text:s text:c="4"/>struct resource <text:s text:c="4"/>*resource; <text:s text:c="4"/>// Pointer to hardware resources (memory regions, IRQs)</text:p>
      <text:p text:style-name="Standard"><text:s text:c="4"/>void <text:s text:c="15"/>*platform_data; // Platform-specific data (optional, architecture dependent)</text:p>
      <text:p text:style-name="Standard"><text:s text:c="4"/>...</text:p>
      <text:p text:style-name="Standard">};</text:p>
      <text:h text:style-name="Heading_20_2" text:outline-level="2"><text:soft-page-break/><text:span text:style-name="Strong_20_Emphasis">Relation with Other Structures</text:span></text:h>
      <text:p text:style-name="Standard">struct platform_device</text:p>
      <text:p text:style-name="Standard"><text:s text:c="3"/>└── struct device</text:p>
      <text:p text:style-name="Standard"><text:s text:c="10"/>└── struct device_driver (via bus matching)</text:p>
      <text:list xml:id="list1572230893" text:style-name="L3">
        <text:list-item>
          <text:p text:style-name="P4"><text:span text:style-name="T1">T</text:span>he platform device uses the embedded <text:span text:style-name="Source_20_Text">struct device</text:span> for registration with the device model.</text:p>
        </text:list-item>
      </text:list>
      <text:list xml:id="list2721308132" text:style-name="L4">
        <text:list-item>
          <text:p text:style-name="P5">It is matched with a <text:span text:style-name="Source_20_Text">platform_driver</text:span> by name.</text:p>
        </text:list-item>
      </text:list>
      <text:p text:style-name="Text_20_body">The platform device allows:</text:p>
      <text:list xml:id="list3352896151" text:style-name="L5">
        <text:list-item>
          <text:p text:style-name="P6"><text:span text:style-name="Strong_20_Emphasis">Resource Management</text:span><text:line-break/>Describing memory regions, interrupts, and clocks associated with hardware.</text:p>
        </text:list-item>
        <text:list-item>
          <text:p text:style-name="P6"><text:span text:style-name="Strong_20_Emphasis">Driver Binding</text:span><text:line-break/>Matching hardware to the appropriate driver via the <text:span text:style-name="Source_20_Text">name</text:span> and <text:span text:style-name="Source_20_Text">compatible</text:span> properties.</text:p>
        </text:list-item>
        <text:list-item>
          <text:p text:style-name="P6"><text:span text:style-name="Strong_20_Emphasis">Initialization Workflow</text:span><text:line-break/>When the kernel boots, it parses the device tree or board description, registers the platform device, and calls the driver’s <text:span text:style-name="Source_20_Text">probe()</text:span> function to initialize the hardware.</text:p>
        </text:list-item>
        <text:list-item>
          <text:p text:style-name="P6"><text:span text:style-name="Strong_20_Emphasis">Integration with the Kernel’s Device Model</text:span><text:line-break/>Embedding in <text:span text:style-name="Source_20_Text">struct device</text:span>, allowing interaction with sysfs, power management, and debugging tools.</text:p>
        </text:list-item>
      </text:list>
      <text:h text:style-name="Heading_20_3" text:outline-level="3"><text:span text:style-name="Strong_20_Emphasis"><text:span text:style-name="T1">E</text:span></text:span><text:span text:style-name="Strong_20_Emphasis">xample</text:span><text:span text:style-name="Strong_20_Emphasis"><text:span text:style-name="T3">]</text:span></text:span><text:span text:style-name="Strong_20_Emphasis"> Scenario in Embedded Platforms</text:span></text:h>
      <text:p text:style-name="Text_20_body"><text:span text:style-name="Strong_20_Emphasis">Use Case: UART Peripheral</text:span></text:p>
      <text:list xml:id="list3559996957" text:style-name="L6">
        <text:list-item>
          <text:p text:style-name="P7">The hardware address and IRQ number for UART are defined in the device tree.</text:p>
        </text:list-item>
        <text:list-item>
          <text:p text:style-name="P7">The kernel creates a platform device representing the UART.</text:p>
        </text:list-item>
        <text:list-item>
          <text:p text:style-name="P7">The UART driver is implemented as a platform driver with <text:span text:style-name="Source_20_Text">probe()</text:span> to configure the UART.</text:p>
        </text:list-item>
        <text:list-item>
          <text:p text:style-name="P7">The device is exposed through <text:span text:style-name="Source_20_Text">/dev/ttySx</text:span> or other interfaces.</text:p>
        </text:list-item>
        <text:list-item>
          <text:p text:style-name="P8">The platform device provides memory mapping and interrupt information to the driver.</text:p>
        </text:list-item>
        <text:list-item>
          <text:p text:style-name="P8"/>
          <text:p text:style-name="P8"><text:span text:style-name="Strong_20_Emphasis">What is the Platform Bus?</text:span></text:p>
        </text:list-item>
      </text:list>
      <text:p text:style-name="Text_20_body">The <text:span text:style-name="Strong_20_Emphasis">platform bus</text:span> is a virtual bus in the Linux kernel that is used to manage and organize <text:span text:style-name="Strong_20_Emphasis">platform devices</text:span> and their associated <text:span text:style-name="Strong_20_Emphasis">platform drivers</text:span>.</text:p>
      <text:p text:style-name="Text_20_body">It’s not a physical bus like PCI or USB but rather a logical grouping that helps the kernel structure, register, and match devices and drivers in embedded systems.</text:p>
      <text:p text:style-name="Text_20_body">In Linux, it’s defined as a <text:span text:style-name="Source_20_Text">struct bus_type</text:span> and provides mechanisms for:<text:line-break/>✔ Registering devices<text:line-break/>✔ Registering drivers<text:line-break/><text:soft-page-break/>✔ Matching devices with drivers<text:line-break/>✔ Handling power management and other operations</text:p>
      <text:p text:style-name="Text_20_body">The platform bus is automatically initialized by the kernel during boot, and it provides the framework for platform devices and drivers to interact.</text:p>
      <text:h text:style-name="Heading_20_2" text:outline-level="2"><text:span text:style-name="Strong_20_Emphasis">How It Works</text:span></text:h>
      <text:list xml:id="list478072901" text:style-name="L7">
        <text:list-item>
          <text:p text:style-name="P9">The platform bus is registered early during kernel initialization.</text:p>
        </text:list-item>
        <text:list-item>
          <text:p text:style-name="P9">Platform devices (described in device trees or board files) are created and added to the platform bus.</text:p>
        </text:list-item>
        <text:list-item>
          <text:p text:style-name="P9">Platform drivers are registered and associated with the platform bus.</text:p>
        </text:list-item>
        <text:list-item>
          <text:p text:style-name="P9">The kernel matches devices to drivers and calls the appropriate callbacks like <text:span text:style-name="Source_20_Text">probe()</text:span> and <text:span text:style-name="Source_20_Text">remove()</text:span>.</text:p>
        </text:list-item>
      </text:list>
      <text:p text:style-name="Text_20_body"/>
      <text:p text:style-name="Horizontal_20_Line"/>
      <text:list xml:id="list172834881804248" text:continue-list="list2721308132" text:style-name="L4">
        <text:list-item>
          <text:p text:style-name="P5"/>
        </text:list-item>
        <text:list-item>
          <text:p text:style-name="P5">A<text:span text:style-name="T2"> platform device in Linux represents embedded or system-specific hardware that is directly connected to the processor and does not require dynamic discovery. It’s used widely in embedded platforms where hardware peripherals such as GPIOs, UARTs, and timers are known at design time. The device is described through device tree files or board configurations, specifying resources like memory regions and interrupts. The platform device structure allows the kernel to manage these resources and bind the appropriate platform driver during system initialization."</text:span></text:p>
        </text:list-item>
      </text:list>
      <text:p text:style-name="Standard"/>
      <text:p text:style-name="Standard"/>
      <text:h text:style-name="Heading_20_3" text:outline-level="3"><text:span text:style-name="Strong_20_Emphasis">What is a Platform Driver?</text:span></text:h>
      <text:p text:style-name="Text_20_body">A <text:span text:style-name="Strong_20_Emphasis">platform driver</text:span> is a type of device driver in the Linux kernel designed to control and manage <text:span text:style-name="Strong_20_Emphasis">platform devices</text:span>, which are hardware components directly connected to the processor (often part of the system-on-chip or SoC). These devices are statically described (e.g., in a device tree or board file) and don’t rely on dynamic discovery mechanisms like USB or PCI.</text:p>
      <text:h text:style-name="Heading_20_2" text:outline-level="2"><text:span text:style-name="Strong_20_Emphasis">How It Interacts with a Platform Device</text:span></text:h>
      <text:p text:style-name="Text_20_body">The interaction happens through the <text:span text:style-name="Strong_20_Emphasis">Linux device model</text:span>, as follows:</text:p>
      <text:h text:style-name="Heading_20_3" text:outline-level="3">🔑 <text:span text:style-name="Strong_20_Emphasis">1. Matching</text:span></text:h>
      <text:list xml:id="list162671922" text:style-name="L8">
        <text:list-item>
          <text:p text:style-name="P10">The platform device is described (via device tree or code) with a name or compatible string.</text:p>
        </text:list-item>
        <text:list-item>
          <text:p text:style-name="P10">The platform driver is registered with the kernel, including its own name.</text:p>
        </text:list-item>
        <text:list-item>
          <text:p text:style-name="P10">The kernel matches the device and driver based on this information.</text:p>
        </text:list-item>
      </text:list>
      <text:h text:style-name="Heading_20_3" text:outline-level="3"><text:soft-page-break/>🔑 <text:span text:style-name="Strong_20_Emphasis">2. </text:span><text:span text:style-name="Strong_20_Emphasis"><text:span text:style-name="Source_20_Text">probe()</text:span></text:span><text:span text:style-name="Strong_20_Emphasis"> Callback</text:span></text:h>
      <text:list xml:id="list194574205" text:style-name="L9">
        <text:list-item>
          <text:p text:style-name="P11">Once a match is found, the kernel calls the driver’s <text:span text:style-name="Source_20_Text">probe()</text:span> function.</text:p>
        </text:list-item>
        <text:list-item>
          <text:p text:style-name="P11">The <text:span text:style-name="Source_20_Text">probe()</text:span> function gets a pointer to the <text:span text:style-name="Source_20_Text">struct platform_device</text:span>.</text:p>
        </text:list-item>
        <text:list-item>
          <text:p text:style-name="P11">The driver can access hardware resources like memory regions or IRQs from this structure.</text:p>
        </text:list-item>
      </text:list>
      <text:h text:style-name="Heading_20_3" text:outline-level="3">🔑 <text:span text:style-name="Strong_20_Emphasis">3. Resource Management</text:span></text:h>
      <text:list xml:id="list2921795982" text:style-name="L10">
        <text:list-item>
          <text:p text:style-name="P12">The driver uses fields like <text:span text:style-name="Source_20_Text">resource</text:span> in the platform device to allocate and initialize the hardware.</text:p>
        </text:list-item>
      </text:list>
      <text:h text:style-name="Heading_20_3" text:outline-level="3">🔑 <text:span text:style-name="Strong_20_Emphasis">4. </text:span><text:span text:style-name="Strong_20_Emphasis"><text:span text:style-name="Source_20_Text">remove()</text:span></text:span><text:span text:style-name="Strong_20_Emphasis"> Callback</text:span></text:h>
      <text:list xml:id="list4212575297" text:style-name="L11">
        <text:list-item>
          <text:p text:style-name="P13">When the device is removed or the module is unloaded, the kernel calls the <text:span text:style-name="Source_20_Text">remove()</text:span> function.</text:p>
        </text:list-item>
        <text:list-item>
          <text:p text:style-name="P13">The driver releases allocated resources and cleans up.</text:p>
        </text:list-item>
      </text:list>
      <text:h text:style-name="Heading_20_3" text:outline-level="3">🔑 <text:span text:style-name="Strong_20_Emphasis">5. Integration</text:span></text:h>
      <text:list xml:id="list3268088059" text:style-name="L12">
        <text:list-item>
          <text:p text:style-name="P14">The <text:span text:style-name="Source_20_Text">struct device</text:span> within <text:span text:style-name="Source_20_Text">platform_device</text:span> ensures proper registration in the kernel's device model.</text:p>
        </text:list-item>
        <text:list-item>
          <text:p text:style-name="P14">The driver can expose sysfs entries, interact with power management, and coordinate with other subsystems.</text:p>
        </text:list-item>
      </text:list>
      <text:p text:style-name="Text_20_body"/>
      <text:p text:style-name="Horizontal_20_Line"/>
      <text:p text:style-name="P1">HOW DOES KERNEL MATCHES DEVICE WITH DRIVER</text:p>
      <text:h text:style-name="Heading_20_3" text:outline-level="3"><text:span text:style-name="Strong_20_Emphasis"><text:span text:style-name="T4">M</text:span></text:span><text:span text:style-name="Strong_20_Emphasis">atching in Device Tree Based Platforms – Platform Bus Role</text:span></text:h>
      <text:list xml:id="list3760083314" text:style-name="L13">
        <text:list-item>
          <text:p text:style-name="P15">The kernel parses the <text:span text:style-name="Strong_20_Emphasis">device tree</text:span> and creates platform device instances.</text:p>
        </text:list-item>
        <text:list-item>
          <text:p text:style-name="P15">These devices are added to the <text:span text:style-name="Strong_20_Emphasis">platform bus</text:span>.</text:p>
        </text:list-item>
        <text:list-item>
          <text:p text:style-name="P15">The driver registers itself with the <text:span text:style-name="Strong_20_Emphasis">platform bus</text:span> using <text:span text:style-name="Source_20_Text">platform_driver_register()</text:span>.</text:p>
        </text:list-item>
        <text:list-item>
          <text:p text:style-name="P15">It reads the <text:span text:style-name="Source_20_Text">compatible</text:span> property from the device tree.</text:p>
        </text:list-item>
      </text:list>
      <text:list xml:id="list2991495994" text:style-name="L14">
        <text:list-item>
          <text:p text:style-name="P16">It compares it with entries in the driver's <text:span text:style-name="Source_20_Text">of_match_table</text:span>.</text:p>
        </text:list-item>
      </text:list>
      <text:list xml:id="list172836096383020" text:continue-list="list3760083314" text:style-name="L13">
        <text:list-item>
          <text:p text:style-name="P15">The bus’s internal matching function (<text:span text:style-name="Source_20_Text">platform_match()</text:span> or similar) compares:</text:p>
          <text:list>
            <text:list-item>
              <text:p text:style-name="P15">The device’s <text:span text:style-name="Source_20_Text">compatible</text:span> property → listed in <text:span text:style-name="Source_20_Text">of_match_table</text:span>.</text:p>
            </text:list-item>
          </text:list>
        </text:list-item>
        <text:list-item>
          <text:p text:style-name="P15">If a match is found:</text:p>
          <text:list>
            <text:list-item>
              <text:p text:style-name="P15">The bus calls the driver’s <text:span text:style-name="Source_20_Text">probe()</text:span> function.</text:p>
            </text:list-item>
          </text:list>
        </text:list-item>
      </text:list>
      <text:p text:style-name="Text_20_body">✔ The <text:span text:style-name="Strong_20_Emphasis">platform bus</text:span> is responsible for orchestrating this process, even though the comparison logic involves device tree fields.</text:p>
      <text:p text:style-name="Horizontal_20_Line"><text:soft-page-break/></text:p>
      <text:h text:style-name="Heading_20_3" text:outline-level="3">✅ <text:span text:style-name="Strong_20_Emphasis">Matching in Non-Device Tree Platforms – Platform Bus Role</text:span></text:h>
      <text:list xml:id="list1577253489" text:style-name="L15">
        <text:list-item>
          <text:p text:style-name="P17">Platform devices are created (often via board files) and added to the <text:span text:style-name="Strong_20_Emphasis">platform bus</text:span>.</text:p>
        </text:list-item>
        <text:list-item>
          <text:p text:style-name="P17">Drivers register with the <text:span text:style-name="Strong_20_Emphasis">platform bus</text:span>.</text:p>
        </text:list-item>
        <text:list-item>
          <text:p text:style-name="P17">The platform bus compares:</text:p>
          <text:list>
            <text:list-item>
              <text:p text:style-name="P17">The device’s <text:span text:style-name="Source_20_Text">name</text:span> with the driver’s <text:span text:style-name="Source_20_Text">name</text:span>.</text:p>
            </text:list-item>
          </text:list>
        </text:list-item>
        <text:list-item>
          <text:p text:style-name="P17">If matched → calls <text:span text:style-name="Source_20_Text">probe()</text:span>.</text:p>
        </text:list-item>
      </text:list>
      <text:p text:style-name="Text_20_body">Even here, the platform bus is the entity that holds the lists of devices and drivers and manages the comparison.</text:p>
      <text:p text:style-name="Standard"/>
      <text:p text:style-name="Standard"/>
      <text:p text:style-name="Standard">A character driver is a type of device driver that exposes devices to user space as files, allowing applications to perform operations like read, write, and ioctl. On the other hand, a platform driver manages hardware devices that are directly connected to the system, like GPIOs or timers, without dynamic discovery. These devices are usually described in the device tree, and the platform driver provides initialization through probe and remove callbacks. A platform driver can implement a character interface to allow user interaction."</text:p>
      <text:p text:style-name="Standard">Writing a DTS is just describing the hardware, but the kernel needs a mechanism to match that description with the appropriate driver and provide it with required resources like memory regions, interrupts, clocks, etc. Platform drivers serve this exact purpose—they handle device binding, initialization, and cleanup, whereas character drivers focus only on data access. Platform drivers ensure that hardware described in DTS is safely and systematically managed before user-space interactions through character drivers occur.”</text:p>
      <text:p text:style-name="Standard"/>
      <text:p text:style-name="Text_20_body"><text:span text:style-name="Strong_20_Emphasis">DTS stands for </text:span><text:span text:style-name="Strong_20_Emphasis"><text:span text:style-name="Emphasis">Device Tree Source</text:span></text:span><text:span text:style-name="Strong_20_Emphasis">.</text:span><text:line-break/>It’s a text-based file format used in Linux (especially for embedded systems) to describe hardware components present in a system.</text:p>
      <text:p text:style-name="Text_20_body">It is used by the kernel to understand the hardware layout, resources, and configuration without hardcoding it in the driver or kernel code.</text:p>
      <text:p text:style-name="Horizontal_20_Line"/>
      <text:h text:style-name="Heading_20_3" text:outline-level="3">✅ <text:span text:style-name="Strong_20_Emphasis">Key Points:</text:span></text:h>
      <text:list xml:id="list1719677040" text:style-name="L19">
        <text:list-item>
          <text:p text:style-name="P21"><text:span text:style-name="Strong_20_Emphasis">Purpose</text:span><text:line-break/>DTS files describe:</text:p>
          <text:list>
            <text:list-item>
              <text:p text:style-name="P21">What hardware is present.</text:p>
            </text:list-item>
            <text:list-item>
              <text:p text:style-name="P21">Where the hardware is located (memory addresses, IRQs).</text:p>
            </text:list-item>
            <text:list-item>
              <text:p text:style-name="P21">How the hardware should be configured.</text:p>
            </text:list-item>
            <text:list-item>
              <text:p text:style-name="P21">Properties like clocks, regulators, GPIOs, etc.</text:p>
            </text:list-item>
          </text:list>
        </text:list-item>
        <text:list-item>
          <text:p text:style-name="P21"><text:span text:style-name="Strong_20_Emphasis">Where it’s used</text:span></text:p>
          <text:list>
            <text:list-item>
              <text:p text:style-name="P21">Embedded devices like ARM-based boards (Raspberry Pi, BeagleBone, etc.).</text:p>
            </text:list-item>
            <text:list-item>
              <text:p text:style-name="P21"><text:soft-page-break/>Systems where hardware is fixed and cannot be discovered dynamically (non-pluggable).</text:p>
            </text:list-item>
            <text:list-item>
              <text:p text:style-name="P21">Kernel reads the compiled version of the DTS called <text:span text:style-name="Strong_20_Emphasis">DTB (Device Tree Blob)</text:span> at boot time.</text:p>
            </text:list-item>
          </text:list>
        </text:list-item>
        <text:list-item>
          <text:p text:style-name="P22"><text:span text:style-name="Strong_20_Emphasis">Not actual code but configuration</text:span><text:line-break/>It doesn't perform operations—it only pro</text:p>
        </text:list-item>
        <text:list-item>
          <text:p text:style-name="P22">vides metadata.</text:p>
        </text:list-item>
      </text:list>
      <text:p text:style-name="Horizontal_20_Line"/>
      <text:p text:style-name="Standard"/>
      <text:p text:style-name="Standard"/>
      <text:h text:style-name="Heading_20_3" text:outline-level="3"><text:span text:style-name="Strong_20_Emphasis"><text:span text:style-name="T5">W</text:span></text:span><text:span text:style-name="Strong_20_Emphasis">hy DTS (Device Tree Source) is needed — Interview Explanation</text:span></text:h>
      <text:p text:style-name="Text_20_body">DTS is not just a file — it solves real problems in how the Linux kernel handles hardware, especially for embedded systems and non-discoverable devices.</text:p>
      <text:p text:style-name="Horizontal_20_Line"/>
      <text:h text:style-name="Heading_20_3" text:outline-level="3">✅ <text:span text:style-name="Strong_20_Emphasis">Main Reasons why DTS is used:</text:span></text:h>
      <text:h text:style-name="Heading_20_3" text:outline-level="3">1️⃣ <text:span text:style-name="Strong_20_Emphasis">Hardware description is separated from the kernel code</text:span></text:h>
      <text:list xml:id="list92727522" text:style-name="L16">
        <text:list-item>
          <text:p text:style-name="P18">Without DTS, hardware details like memory addresses, interrupts, clocks would need to be hardcoded inside drivers or the kernel.</text:p>
        </text:list-item>
        <text:list-item>
          <text:p text:style-name="P18">This makes the kernel less portable and harder to maintain.</text:p>
        </text:list-item>
        <text:list-item>
          <text:p text:style-name="P18">With DTS, you describe the hardware in a configuration file, keeping it separate from the driver logic.</text:p>
        </text:list-item>
      </text:list>
      <text:p text:style-name="Horizontal_20_Line"/>
      <text:h text:style-name="Heading_20_3" text:outline-level="3">2️⃣ <text:span text:style-name="Strong_20_Emphasis">Supports multiple boards without changing drivers</text:span></text:h>
      <text:list xml:id="list963899968" text:style-name="L17">
        <text:list-item>
          <text:p text:style-name="P19">The same driver can work across different boards by simply changing the DTS.</text:p>
        </text:list-item>
        <text:list-item>
          <text:p text:style-name="P19">For example, a driver for a display controller can be used on many boards by adjusting the configuration in the DTS.</text:p>
        </text:list-item>
      </text:list>
      <text:p text:style-name="Horizontal_20_Line"/>
      <text:h text:style-name="Heading_20_3" text:outline-level="3">3️⃣ <text:span text:style-name="Strong_20_Emphasis">Essential for non-discoverable hardware</text:span></text:h>
      <text:list xml:id="list3762571182" text:style-name="L18">
        <text:list-item>
          <text:p text:style-name="P20">Some hardware interfaces like GPIO, legacy devices, or custom embedded peripherals do not support automatic discovery like PCI or USB.</text:p>
        </text:list-item>
        <text:list-item>
          <text:p text:style-name="P20">DTS provides a structured way to inform the kernel about these devices and their resources (addresses, IRQ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3:47:20.733506847</meta:creation-date>
    <dc:date>2025-09-16T17:28:34.698932986</dc:date>
    <meta:editing-duration>PT4H1M8S</meta:editing-duration>
    <meta:editing-cycles>5</meta:editing-cycles>
    <meta:generator>LibreOffice/7.3.7.2$Linux_X86_64 LibreOffice_project/30$Build-2</meta:generator>
    <meta:document-statistic meta:table-count="0" meta:image-count="0" meta:object-count="0" meta:page-count="6" meta:paragraph-count="124" meta:word-count="1648" meta:character-count="10454" meta:non-whitespace-character-count="8857"/>
  </office:meta>
</office:document-meta>
</file>